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el" svg:font-family="ariel"/>
  </office:font-face-decls>
  <office:automatic-styles>
    <style:style style:name="P1" style:family="paragraph" style:parent-style-name="Text_20_body">
      <style:text-properties style:font-name="ariel"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T1" style:family="text">
      <style:text-properties officeooo:rsid="000618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orain Eqbal<text:line-break/>LinkedIn: <text:a xlink:type="simple" xlink:href="https://www.linkedin.com/in/neqbal/" text:style-name="Internet_20_link" text:visited-style-name="Visited_20_Internet_20_Link">linkedin.com/in/neqbal</text:a> • GitHub: <text:a xlink:type="simple" xlink:href="https://github.com/neqbal" text:style-name="Internet_20_link" text:visited-style-name="Visited_20_Internet_20_Link">github.com/neqbal</text:a> • 9608145716<text:line-break/>March 9, 2025</text:p>
      <text:p text:style-name="P1">Hiring Manager<text:line-break/>JPMorganChase<text:line-break/><text:span text:style-name="T1">India</text:span></text:p>
      <text:p text:style-name="P1">Dear Hiring Manager,</text:p>
      <text:p text:style-name="P1">I am writing to express my strong interest in the 2026 Software Engineer Program – Summer Internship at JPMorganChase. As a Computer and Communication Engineering student at Manipal Institute of Technology, I have developed a robust technical foundation through both academic projects and hands-on experiences in cybersecurity and software development. I am excited about the prospect of contributing to a team that is renowned for building large-scale, resilient technology solutions that drive global business.</text:p>
      <text:p text:style-name="P1">My journey in technology has been shaped by diverse experiences, including my role as a Cryptonite Team Member where I participated in international CTF competitions, tackling challenges in binary exploitation, reverse engineering, and vulnerability analysis. This role not only sharpened my problem-solving skills but also instilled in me a proactive approach to tackling complex technical issues—a quality I believe aligns perfectly with JPMorganChase’s commitment to innovative solutions.</text:p>
      <text:p text:style-name="P1">In addition to my cybersecurity endeavors, I have actively engaged in several software development projects. For instance, I led the development of a multi-threaded client-server Banking System using Java and JavaFX, where I designed an intuitive user interface and implemented robust communication protocols. This project, along with my experience in building a social media application with Python, Flask, and JavaScript, has given me practical insight into managing end-to-end software development. My ability to work with agile methodologies, combined with proficiency in languages such as Java, Python, and C, positions me well to thrive in collaborative, fast-paced environments like yours.</text:p>
      <text:p text:style-name="P1">I am particularly drawn to JPMorganChase’s emphasis on mentorship, continuous learning, and the opportunity to work on projects that make a real impact on millions of customers worldwide. I am eager to contribute my technical skills, innovative mindset, and strong teamwork abilities to your esteemed technology team. I am confident that my background in software engineering and cybersecurity, complemented by my passion for creating secure and efficient digital solutions, will allow me to add value to your organization.</text:p>
      <text:p text:style-name="P1">Thank you for considering my application. I look forward to the opportunity to further discuss how my skills and experiences can contribute to the success of JPMorganChase’s technology initiatives.</text:p>
      <text:p text:style-name="P1">Sincerely,</text:p>
      <text:p text:style-name="P1">Noorain Eqbal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el" svg:font-family="arie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22:44:45.622317135</meta:creation-date>
    <dc:date>2025-03-09T22:48:52.431124965</dc:date>
    <meta:editing-duration>PT4M7S</meta:editing-duration>
    <meta:editing-cycles>1</meta:editing-cycles>
    <meta:document-statistic meta:table-count="0" meta:image-count="0" meta:object-count="0" meta:page-count="1" meta:paragraph-count="10" meta:word-count="369" meta:character-count="2597" meta:non-whitespace-character-count="2238"/>
    <meta:generator>LibreOffice/24.8.5.2$Linux_X86_64 LibreOffice_project/480$Build-2</meta:generator>
  </office:meta>
</office:document-meta>
</file>